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.getTime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.rename( JEDirectory directory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.Fi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.exists( JEDirectory dire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le.File( JEDirectory directory , String name , boolean cre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il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.modify( JEDirectory directory , long length , long time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le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.delete( JEDirectory director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